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delete runs</text:p>
          </table:table-cell>
          <table:table-cell office:value-type="string" calcext:value-type="string">
            <text:p>jobid</text:p>
          </table:table-cell>
        </table:table-row>
        <table:table-row table:style-name="ro1">
          <table:table-cell office:value-type="string" calcext:value-type="string">
            <text:p>Paris_CUETP8M_Nov26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ris_CUETP8M_Nov26_2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ris_CUETP8M_Nov26_3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ris_CUETP8M_Nov26_4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25449423" calcext:value-type="float">
            <text:p>25449423</text:p>
          </table:table-cell>
        </table:table-row>
        <table:table-row table:style-name="ro1">
          <table:table-cell office:value-type="string" calcext:value-type="string">
            <text:p>Paris_CUETP8M_Nov26_5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25449425" calcext:value-type="float">
            <text:p>25449425</text:p>
          </table:table-cell>
        </table:table-row>
        <table:table-row table:style-name="ro1">
          <table:table-cell office:value-type="string" calcext:value-type="string">
            <text:p>Paris_CUETP8M_Nov26_6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5449427" calcext:value-type="float">
            <text:p>25449427</text:p>
          </table:table-cell>
        </table:table-row>
        <table:table-row table:style-name="ro1">
          <table:table-cell office:value-type="string" calcext:value-type="string">
            <text:p>Paris_CUETP8M_Nov26_7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5449439" calcext:value-type="float">
            <text:p>25449439</text:p>
          </table:table-cell>
        </table:table-row>
        <table:table-row table:style-name="ro1">
          <table:table-cell office:value-type="string" calcext:value-type="string">
            <text:p>Paris_CUETP8M_Nov26_8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25449505" calcext:value-type="float">
            <text:p>25449505</text:p>
          </table:table-cell>
        </table:table-row>
        <table:table-row table:style-name="ro1">
          <table:table-cell office:value-type="string" calcext:value-type="string">
            <text:p>Paris_CUETP8M_Nov26_9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25449507" calcext:value-type="float">
            <text:p>25449507</text:p>
          </table:table-cell>
        </table:table-row>
        <table:table-row table:style-name="ro1">
          <table:table-cell office:value-type="string" calcext:value-type="string">
            <text:p>Paris_CUETP8M_Nov26_10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25449508" calcext:value-type="float">
            <text:p>25449508</text:p>
          </table:table-cell>
        </table:table-row>
        <table:table-row table:style-name="ro1">
          <table:table-cell office:value-type="string" calcext:value-type="string">
            <text:p>Paris_CUETP8M_Nov26_11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25449510" calcext:value-type="float">
            <text:p>25449510</text:p>
          </table:table-cell>
        </table:table-row>
        <table:table-row table:style-name="ro1">
          <table:table-cell office:value-type="string" calcext:value-type="string">
            <text:p>Paris_CUETP8M_Nov26_12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25449511" calcext:value-type="float">
            <text:p>25449511</text:p>
          </table:table-cell>
        </table:table-row>
        <table:table-row table:style-name="ro1">
          <table:table-cell office:value-type="string" calcext:value-type="string">
            <text:p>Paris_CUETP8M_Nov26_13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25449512" calcext:value-type="float">
            <text:p>25449512</text:p>
          </table:table-cell>
        </table:table-row>
        <table:table-row table:style-name="ro1">
          <table:table-cell office:value-type="string" calcext:value-type="string">
            <text:p>Paris_CUETP8M_Nov26_1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5449513" calcext:value-type="float">
            <text:p>25449513</text:p>
          </table:table-cell>
        </table:table-row>
        <table:table-row table:style-name="ro1">
          <table:table-cell office:value-type="string" calcext:value-type="string">
            <text:p>Paris_CUETP8M_Nov26_1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_CUETP8M_Nov26_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_CUETP8M_Nov26_51</text:p>
          </table:table-cell>
          <table:table-cell table:number-columns-repeated="5"/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15:56:09.104595903</meta:creation-date>
    <dc:date>2022-11-27T11:32:46.317456131</dc:date>
    <meta:editing-duration>PT18H55M44S</meta:editing-duration>
    <meta:editing-cycles>36</meta:editing-cycles>
    <meta:generator>LibreOffice/6.4.7.2$Linux_X86_64 LibreOffice_project/40$Build-2</meta:generator>
    <meta:document-statistic meta:table-count="1" meta:cell-count="114" meta:object-count="0"/>
  </office:meta>
</office:document-meta>
</file>